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5420" officeooo:paragraph-rsid="000b542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52810" officeooo:paragraph-rsid="0015281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b5420" officeooo:paragraph-rsid="000b5420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0c425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d86a7" officeooo:paragraph-rsid="000d86a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0c1ff" officeooo:paragraph-rsid="0010c1f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7143" officeooo:paragraph-rsid="0017714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b9bb" officeooo:paragraph-rsid="0017b9b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8a176" officeooo:paragraph-rsid="0018a17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style:text-underline-style="none" fo:font-weight="bold" officeooo:rsid="004248c2" officeooo:paragraph-rsid="00166ff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1a72a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b9bb" officeooo:paragraph-rsid="0017b9b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1c109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1ddeb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ddeb1" officeooo:paragraph-rsid="001ddeb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894c" officeooo:paragraph-rsid="001f894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0023d" officeooo:paragraph-rsid="0020023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1e558" officeooo:paragraph-rsid="0021e55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3a1f9" officeooo:paragraph-rsid="0023a1f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967c2" officeooo:paragraph-rsid="002826e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a2817" officeooo:paragraph-rsid="002a281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11c797"/>
    </style:style>
    <style:style style:name="T15" style:family="text">
      <style:text-properties officeooo:rsid="000d5efc"/>
    </style:style>
    <style:style style:name="T16" style:family="text">
      <style:text-properties officeooo:rsid="000d86a7"/>
    </style:style>
    <style:style style:name="T17" style:family="text">
      <style:text-properties officeooo:rsid="000f1b35"/>
    </style:style>
    <style:style style:name="T18" style:family="text">
      <style:text-properties fo:font-style="italic" style:text-underline-style="solid" style:text-underline-width="auto" style:text-underline-color="font-color" officeooo:rsid="000d5efc" style:font-style-asian="italic" style:font-style-complex="italic"/>
    </style:style>
    <style:style style:name="T19" style:family="text">
      <style:text-properties officeooo:rsid="0013817b"/>
    </style:style>
    <style:style style:name="T20" style:family="text">
      <style:text-properties officeooo:rsid="0017b9bb"/>
    </style:style>
    <style:style style:name="T21" style:family="text">
      <style:text-properties officeooo:rsid="001f74a2"/>
    </style:style>
    <style:style style:name="T22" style:family="text">
      <style:text-properties officeooo:rsid="00326e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tape stage</text:p>
      <text:list xml:id="list5614333687420167153" text:style-name="L1">
        <text:list-item>
          <text:p text:style-name="P14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15"><text:span text:style-name="T2">C</text:span><text:span text:style-name="T1">réation fichier Excel en python </text:span><text:span text:style-name="T4">+ lecture pour classification future (Excel ↔ CSV)</text:span></text:p>
          <text:p text:style-name="P25"><text:span text:style-name="T4">o</text:span><text:span text:style-name="T1">pnpyxl lib for 2010+ ; xlrd&amp;xlwt lib for 2010-</text:span></text:p>
        </text:list-item>
        <text:list-item>
          <text:p text:style-name="P16"><text:span text:style-name="T1">Lecture et retour OCR à partir de PDF (si nécessaire PDF </text:span><text:span text:style-name="T5">↔</text:span><text:span text:style-name="T1"> PNG) </text:span></text:p>
          <text:p text:style-name="P16"><text:span text:style-name="T11">PDF to TXT/HTML/XML (txt used) with pdfminer </text:span><text:span text:style-name="T12">lib</text:span></text:p>
        </text:list-item>
        <text:list-item>
          <text:p text:style-name="P26">Détermination d'une structure de facture<text:span text:style-name="T13"> </text:span></text:p>
        </text:list-item>
        <text:list-item>
          <text:p text:style-name="P27">Classification par regexp</text:p>
        </text:list-item>
        <text:list-item>
          <text:p text:style-name="P28">Classement manuel des factures dans la base </text:p>
        </text:list-item>
        <text:list-item>
          <text:p text:style-name="P21">Codage de l'algorithme (tests et comparaisons de multiples algo – à expliciter)</text:p>
        </text:list-item>
        <text:list-item>
          <text:p text:style-name="P22">Apprentissage avec la basse de données (validation croisée ?)</text:p>
        </text:list-item>
        <text:list-item>
          <text:p text:style-name="P23">Binding du tout</text:p>
        </text:list-item>
        <text:list-item>
          <text:p text:style-name="P24">Ecriture de la documentation</text:p>
        </text:list-item>
        <text:list-item>
          <text:p text:style-name="P17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24">Gestion de toutes les erreurs possibles</text:p>
        </text:list-item>
        <text:list-item>
          <text:p text:style-name="P18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19"><text:span text:style-name="T10">T</text:span><text:span text:style-name="T1">ests par un tiers</text:span></text:p>
        </text:list-item>
        <text:list-item>
          <text:p text:style-name="P20"><text:span text:style-name="T1">Création IHM </text:span><text:span text:style-name="T6">(+initiation au drag&amp;drop)</text:span></text:p>
        </text:list-item>
      </text:list>
      <text:p text:style-name="P1"/>
      <text:p text:style-name="P1"/>
      <text:p text:style-name="P5">Idées d'algo :</text:p>
      <text:p text:style-name="P5"/>
      <text:p text:style-name="P2">14/6/2016</text:p>
      <text:p text:style-name="P7">test avec classification par regexp</text:p>
      <text:p text:style-name="P7">test avec pré traitement regexp pour determiner le type <text:span text:style-name="T14">(Num tel/fax , Adresse, description, nom, num RCS, montant, taux TVA, num TVA….) puis traitement avec machine learning (type du learning à determiner) ? </text:span></text:p>
      <text:p text:style-name="P1">d<text:span text:style-name="T19">ata_set shape (n_sample,n_features)</text:span></text:p>
      <text:p text:style-name="P4">Hidden Markov Model ? Selon l'observation du reg_type precedent/suivant et du type précedent déterminé ?</text:p>
      <text:p text:style-name="P1"/>
      <text:p text:style-name="P3">15/6/2016</text:p>
      <text:p text:style-name="P8"><text:span text:style-name="T15">Apprentissage sur des </text:span><text:span text:style-name="T18">features</text:span></text:p>
      <text:p text:style-name="P9">en HTML : <text:span text:style-name="T17">reg_type précédent, reg_type suivant, </text:span>left corner relative position, top corner relative position, <text:span text:style-name="T17">width ?, height ?</text:span></text:p>
      <text:p text:style-name="P10">en TXT :<text:span text:style-name="T16"> reg_type précédent, reg_type suivant, moment dans la lecture ?</text:span></text:p>
      <text:p text:style-name="P10"/>
      <text:p text:style-name="P11">20/6/2016</text:p>
      <text:p text:style-name="P11"/>
      <text:p text:style-name="P11"/>
      <text:p text:style-name="P13">1)trouver la bonne representation de l'information</text:p>
      <text:p text:style-name="P11"/>
      <text:p text:style-name="P11"/>
      <text:p text:style-name="P11">idée apprentissage :</text:p>
      <text:p text:style-name="P11">on a des documents </text:p>
      <text:p text:style-name="P11">on les a en html </text:p>
      <text:p text:style-name="P11">donc on a chaque <text:span text:style-name="T20">élément</text:span> <text:span text:style-name="T20">de la page élément </text:span>et sa position <text:span text:style-name="T20">en absolue</text:span></text:p>
      <text:p text:style-name="P12">et on peut aller chercher les éléments qui sont les plus proches de lui. </text:p>
      <text:p text:style-name="P12">Et à partir de là on peut soit les regex soit les word2vec</text:p>
      <text:p text:style-name="P13">Apres on fait un apprentissage dessus</text:p>
      <text:p text:style-name="P13"/>
      <text:p text:style-name="P13"><text:soft-page-break/>on peut faire une liste de tout les trucs à droite </text:p>
      <text:p text:style-name="P13">de tout les trucs à gauche </text:p>
      <text:p text:style-name="P13"/>
      <text:p text:style-name="P13">ou on regarde si </text:p>
      <text:p text:style-name="P12"/>
      <text:p text:style-name="P29">23/06/2016 :</text:p>
      <text:p text:style-name="P29">Visite d'un professeur de Mathématiques du CNAM (Vincent) pour donner son avis sur nos idées pour les entités nommées</text:p>
      <text:p text:style-name="P29">→ pourquoi insiter sur l'apprentissage ?</text:p>
      <text:p text:style-name="P29">→ générer aléatoirement une plus grosse base de données de factures</text:p>
      <text:p text:style-name="P29">→ faire de l'apprentissage sur les clusters/bloc pour identifier le destinataire et l'expéditeur et les données factures et les données prestations</text:p>
      <text:p text:style-name="P29"/>
      <text:p text:style-name="P29">24/06/2016</text:p>
      <text:p text:style-name="P29">Matinée Visite à Vincent Guigue, enseignant chercheur à l'UPMC (LIP6)</text:p>
      <text:p text:style-name="P29">→ mêmes chose que Vincent du CNAM</text:p>
      <text:p text:style-name="P29">→ système AdHoc de reconnaissance (par ex les factures free gardent la même architecture etc.)</text:p>
      <text:p text:style-name="P29">→ peu d'apprentissage</text:p>
      <text:p text:style-name="P29">→ vecteurs features par blocs basés sur un maximum de données (taille, nombre de ligne, taille bloc, position, 0 ou 1 pour chaque descripteur regexp possible…)</text:p>
      <text:p text:style-name="P29">→ HMM possible mais très probablement inutile</text:p>
      <text:p text:style-name="P33">→<text:span text:style-name="T21"> ajouter un choix par élimination (si une info a déjà été determiné comme le rcs ou la tva on n'a plus besoin de les tester)</text:span></text:p>
      <text:p text:style-name="P33">Choix pour l'interface : utilisation de QtCreator → récupération du .ui → transformation en .py exécutable</text:p>
      <text:p text:style-name="P32"/>
      <text:p text:style-name="P34">27/06/2016</text:p>
      <text:p text:style-name="P34">+ ? Ajouter un pourcentage de précision pour lequel l'algorithme est sûr de telle sortie ?</text:p>
      <text:p text:style-name="P35">+ Transformer tous les &lt;br&gt; en | ou \ ou simplement \n pour mieux détecter les sauts de ligne avec les descripteurs regexp</text:p>
      <text:p text:style-name="P31"/>
      <text:p text:style-name="P36">28/06/2016</text:p>
      <text:p text:style-name="P36">1 bloc à tester = 1 div dans le html</text:p>
      <text:p text:style-name="P37">autres balises ignorées : br,span…</text:p>
      <text:p text:style-name="P38"><text:span text:style-name="T22">(bloc_de_text, nb_lignes, x/left,y/top,width,height, reg_flags)</text:span></text:p>
      <text:p text:style-name="P39">Elimination du contenu facilement reconnaissable (rcs,num tva, adresse, type societe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28T16:23:41.709712246</dc:date>
    <dc:creator>innopolis </dc:creator>
    <meta:editing-duration>P1DT9H26M44S</meta:editing-duration>
    <meta:editing-cycles>30</meta:editing-cycles>
    <meta:document-statistic meta:table-count="0" meta:image-count="0" meta:object-count="0" meta:page-count="2" meta:paragraph-count="62" meta:word-count="575" meta:character-count="3514" meta:non-whitespace-character-count="3005"/>
  </office:meta>
</office:document-meta>
</file>